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Abyssinica SIL" svg:font-family="'Abyssinica SI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line-height="100%" fo:text-indent="0in" style:auto-text-indent="false"/>
      <style:text-properties fo:font-size="15pt" fo:font-weight="normal" officeooo:rsid="00127835" officeooo:paragraph-rsid="00127835" style:font-size-asian="15pt" style:font-weight-asian="normal" style:font-size-complex="15pt" style:font-weight-complex="normal"/>
    </style:style>
    <style:style style:name="P2" style:family="paragraph" style:parent-style-name="Standard">
      <style:paragraph-properties fo:margin-left="0in" fo:margin-right="0in" fo:line-height="100%" fo:text-indent="0in" style:auto-text-indent="false"/>
      <style:text-properties fo:font-size="15pt" officeooo:paragraph-rsid="0009afa1" style:font-size-asian="15pt" style:font-size-complex="15pt"/>
    </style:style>
    <style:style style:name="P3" style:family="paragraph" style:parent-style-name="Standard">
      <style:paragraph-properties fo:margin-left="0in" fo:margin-right="0in" fo:line-height="100%" fo:text-indent="0in" style:auto-text-indent="false"/>
      <style:text-properties fo:font-size="15pt" officeooo:rsid="001416f3" officeooo:paragraph-rsid="001416f3" style:font-size-asian="15pt" style:font-size-complex="15pt"/>
    </style:style>
    <style:style style:name="P4" style:family="paragraph" style:parent-style-name="Standard">
      <style:paragraph-properties fo:margin-left="0in" fo:margin-right="0in" fo:line-height="100%" fo:text-indent="0in" style:auto-text-indent="false"/>
      <style:text-properties fo:font-size="15pt" officeooo:rsid="0014e938" officeooo:paragraph-rsid="0014e938" style:font-size-asian="15pt" style:font-size-complex="15pt"/>
    </style:style>
    <style:style style:name="P5" style:family="paragraph" style:parent-style-name="Standard">
      <style:paragraph-properties fo:margin-left="0in" fo:margin-right="0in" fo:line-height="100%" fo:text-indent="0in" style:auto-text-indent="false"/>
      <style:text-properties fo:font-size="15pt" officeooo:rsid="00160134" officeooo:paragraph-rsid="00160134" style:font-size-asian="15pt" style:font-size-complex="15pt"/>
    </style:style>
    <style:style style:name="P6" style:family="paragraph" style:parent-style-name="Standard">
      <style:paragraph-properties fo:margin-left="0in" fo:margin-right="0in" fo:line-height="100%" fo:text-indent="0in" style:auto-text-indent="false"/>
      <style:text-properties fo:font-size="15pt" officeooo:rsid="001699d2" officeooo:paragraph-rsid="001699d2" style:font-size-asian="15pt" style:font-size-complex="15pt"/>
    </style:style>
    <style:style style:name="P7" style:family="paragraph" style:parent-style-name="Standard">
      <style:paragraph-properties fo:margin-left="0in" fo:margin-right="0in" fo:line-height="100%" fo:text-indent="0in" style:auto-text-indent="false"/>
      <style:text-properties fo:font-size="15pt" officeooo:rsid="00181389" officeooo:paragraph-rsid="00181389" style:font-size-asian="15pt" style:font-size-complex="15pt"/>
    </style:style>
    <style:style style:name="P8" style:family="paragraph" style:parent-style-name="Standard">
      <style:paragraph-properties fo:margin-left="0in" fo:margin-right="0in" fo:line-height="100%" fo:text-indent="0in" style:auto-text-indent="false"/>
      <style:text-properties fo:font-size="16pt" fo:font-weight="bold" officeooo:paragraph-rsid="0009afa1" style:font-size-asian="16pt" style:font-weight-asian="bold" style:font-size-complex="16pt" style:font-weight-complex="bold"/>
    </style:style>
    <style:style style:name="P9" style:family="paragraph" style:parent-style-name="Standard">
      <style:paragraph-properties fo:line-height="100%"/>
      <style:text-properties fo:font-size="15pt" officeooo:paragraph-rsid="000a9e1c" style:font-size-asian="15pt" style:font-size-complex="15pt" loext:padding="0in" loext:border="none"/>
    </style:style>
    <style:style style:name="P10" style:family="paragraph" style:parent-style-name="Standard">
      <style:paragraph-properties fo:line-height="100%"/>
      <style:text-properties fo:font-size="15pt" officeooo:rsid="000a9e1c" officeooo:paragraph-rsid="000a9e1c" style:font-size-asian="15pt" style:font-size-complex="15pt" loext:padding="0in" loext:border="none"/>
    </style:style>
    <style:style style:name="P11" style:family="paragraph" style:parent-style-name="Standard">
      <style:paragraph-properties fo:line-height="100%"/>
      <style:text-properties fo:font-size="15pt" officeooo:paragraph-rsid="000a9e1c" style:font-size-asian="15pt" style:font-size-complex="15pt"/>
    </style:style>
    <style:style style:name="P12" style:family="paragraph" style:parent-style-name="Standard">
      <style:paragraph-properties fo:line-height="100%"/>
      <style:text-properties fo:font-size="15pt" officeooo:paragraph-rsid="0009afa1" style:font-size-asian="15pt" style:font-size-complex="15pt"/>
    </style:style>
    <style:style style:name="P13" style:family="paragraph" style:parent-style-name="Standard">
      <style:paragraph-properties fo:line-height="100%"/>
      <style:text-properties fo:font-size="15pt" officeooo:rsid="0014e938" officeooo:paragraph-rsid="0014e938" style:font-size-asian="15pt" style:font-size-complex="15pt"/>
    </style:style>
    <style:style style:name="P14" style:family="paragraph" style:parent-style-name="Standard">
      <style:paragraph-properties fo:line-height="100%"/>
      <style:text-properties fo:font-size="16pt" fo:font-weight="bold" officeooo:rsid="0010b8ee" officeooo:paragraph-rsid="0010b8ee" style:font-size-asian="16pt" style:font-weight-asian="bold" style:font-size-complex="16pt" style:font-weight-complex="bold" loext:padding="0in" loext:border="none"/>
    </style:style>
    <style:style style:name="P15" style:family="paragraph" style:parent-style-name="Default">
      <style:paragraph-properties fo:margin-left="0in" fo:margin-right="0in" fo:line-height="100%" fo:text-indent="0in" style:auto-text-indent="false"/>
      <style:text-properties fo:color="#000000" style:font-name="Abyssinica SIL" fo:font-size="16pt" fo:letter-spacing="normal" fo:font-weight="bold" officeooo:rsid="00181389" officeooo:paragraph-rsid="00181389" style:font-size-asian="16pt" style:font-weight-asian="bold" style:font-size-complex="16pt" style:font-weight-complex="bold"/>
    </style:style>
    <style:style style:name="P16" style:family="paragraph" style:parent-style-name="Default">
      <style:paragraph-properties fo:margin-left="0in" fo:margin-right="0in" fo:line-height="100%" fo:text-indent="0in" style:auto-text-indent="false"/>
      <style:text-properties fo:color="#000000" style:font-name="Abyssinica SIL" fo:font-size="16pt" fo:letter-spacing="normal" fo:font-weight="bold" officeooo:rsid="0014e938" officeooo:paragraph-rsid="0009afa1" style:font-size-asian="16pt" style:font-weight-asian="bold" style:font-size-complex="16pt" style:font-weight-complex="bold"/>
    </style:style>
    <style:style style:name="T1" style:family="text">
      <style:text-properties fo:font-size="14pt" officeooo:rsid="000a9e1c" style:font-size-asian="12.25pt" style:font-size-complex="14pt" loext:padding="0in" loext:border="none"/>
    </style:style>
    <style:style style:name="T2" style:family="text">
      <style:text-properties fo:font-size="14pt" officeooo:rsid="000c2510" style:font-size-asian="12.25pt" style:font-size-complex="14pt" loext:padding="0in" loext:border="none"/>
    </style:style>
    <style:style style:name="T3" style:family="text">
      <style:text-properties fo:font-size="14pt" officeooo:rsid="000db754" style:font-size-asian="12.25pt" style:font-size-complex="14pt" loext:padding="0in" loext:border="none"/>
    </style:style>
    <style:style style:name="T4" style:family="text">
      <style:text-properties fo:font-size="14pt" officeooo:rsid="000ee060" style:font-size-asian="12.25pt" style:font-size-complex="14pt" loext:padding="0in" loext:border="none"/>
    </style:style>
    <style:style style:name="T5" style:family="text">
      <style:text-properties fo:font-size="14pt" officeooo:rsid="00127b42" style:font-size-asian="12.25pt" style:font-size-complex="14pt" loext:padding="0in" loext:border="none"/>
    </style:style>
    <style:style style:name="T6" style:family="text">
      <style:text-properties fo:font-size="14pt" officeooo:rsid="00192c47" style:font-size-asian="12.25pt" style:font-size-complex="14pt" loext:padding="0in" loext:border="none"/>
    </style:style>
    <style:style style:name="T7" style:family="text">
      <style:text-properties officeooo:rsid="00192c47"/>
    </style:style>
    <style:style style:name="T8" style:family="text">
      <style:text-properties officeooo:rsid="00192c47" loext:padding="0in" loext:border="none"/>
    </style:style>
    <style:style style:name="T9" style:family="text">
      <style:text-properties officeooo:rsid="001c1598"/>
    </style:style>
    <style:style style:name="T10" style:family="text">
      <style:text-properties officeooo:rsid="000a9e1c"/>
    </style:style>
    <style:style style:name="T11" style:family="text">
      <style:text-properties officeooo:rsid="000a9e1c" loext:padding="0in" loext:border="none"/>
    </style:style>
    <style:style style:name="T12" style:family="text">
      <style:text-properties officeooo:rsid="000c2510" loext:padding="0in" loext:border="none"/>
    </style:style>
    <style:style style:name="T13" style:family="text">
      <style:text-properties officeooo:rsid="000db754" loext:padding="0in" loext:border="none"/>
    </style:style>
    <style:style style:name="T14" style:family="text">
      <style:text-properties officeooo:rsid="00127b42" loext:padding="0in" loext:border="none"/>
    </style:style>
    <style:style style:name="T15" style:family="text">
      <style:text-properties officeooo:rsid="000ee060" loext:padding="0in" loext:border="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0">As you know, always in this life has its part of advantages and drawbacks. Sometime <text:s/>that can be hidden but it’s not the case of teleworking. Teleworking show us a lot of disa</text:span><text:span text:style-name="T9">d</text:span><text:span text:style-name="T10">vantages, today I’m going to list you 5. Let’s see</text:span></text:p>
      <text:p text:style-name="P10"/>
      <text:p text:style-name="P14">Lack of concentration</text:p>
      <text:p text:style-name="P11"><text:span text:style-name="T11">First of all, lack of concentration . Imagin</text:span><text:span text:style-name="T8">e </text:span><text:span text:style-name="T11">doing teleworking near of your children. </text:span><text:span text:style-name="T12">have you one time been lived this situation? <text:s/>, doing your teleworking within noises is really complicated and that’s happen sometim</text:span><text:span text:style-name="T13">es. We lack of concentration to do our job correctly, you </text:span><text:span text:style-name="T14">can</text:span><text:span text:style-name="T13"> </text:span><text:span text:style-name="T15">disturb</text:span><text:span text:style-name="T13"> sometimes </text:span><text:span text:style-name="T15">your</text:span><text:span text:style-name="T13"> co-worker . </text:span><text:span text:style-name="T14">Your phone can prevent you to have <text:s/>max of concentration as well.</text:span></text:p>
      <text:p text:style-name="P12"/>
      <text:p text:style-name="P13">Two, we have</text:p>
      <text:p text:style-name="P8">Isolation:</text:p>
      <text:p text:style-name="P1">Teleworking develop an real isolation between us and the exterior world. At first time, we can think that is the same thing as we see each other and talk each other through different technical support. But it’s not the case, never can replace human presence. This feeling to be with somebody you dealing with directly is incomparable. That why <text:s/>Employees can feel isolated and this decreases their motivation. </text:p>
      <text:p text:style-name="P2"/>
      <text:p text:style-name="P3">Number three</text:p>
      <text:p text:style-name="P8">The manager's lack of supervision: </text:p>
      <text:p text:style-name="P4">With <text:s/>the teleworking supervise employees can be a terrible <text:s/>task. The manager is far from the employees, it is difficult for him to know if his employees are really working or if some take the opportunity to stay at home and rest. </text:p>
      <text:p text:style-name="P2"/>
      <text:p text:style-name="P5">Four</text:p>
      <text:p text:style-name="P16">Technical failures</text:p>
      <text:p text:style-name="P6">Technical failures sometimes occur unexpectedly and sabotage our teleworking. This can be come from many reasons and normally prevents us to pursuit our job.</text:p>
      <text:p text:style-name="P6"/>
      <text:p text:style-name="P7">Last <text:s/>but least</text:p>
      <text:p text:style-name="P15">Lack of suitable working conditions </text:p>
      <text:p text:style-name="P7"/>
      <text:p text:style-name="P7">Teleworking requires good tools. Some People don’t have enough condition to work co<text:span text:style-name="T7">m</text:span>fortably <text:s/>some time due to their tools issues and that has many consequences in their productivity. For example: <text:s/>having a listening issue doesn’t allow us to enjoy the teleworki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Abyssinica SIL" svg:font-family="'Abyssinica SI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Title_2c__20_Content_7e_LT_7e_Gliederung_20_1" style:display-name="Title, 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c__20_Content_7e_LT_7e_Hintergrund" style:display-name="Title,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1" style:display-name="Title Only~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Only_7e_LT_7e_Gliederung_20_3" style:display-name="Title Only~LT~Gliederung 3" style:family="paragraph" style:parent-style-name="Title_20_Only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Only_7e_LT_7e_Gliederung_20_4" style:display-name="Title Only~LT~Gliederung 4" style:family="paragraph" style:parent-style-name="Title_20_Only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5" style:display-name="Title Only~LT~Gliederung 5" style:family="paragraph" style:parent-style-name="Title_20_Only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Title_20_Only_7e_LT_7e_Untertitel" style:display-name="Title Only~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Only_7e_LT_7e_Notizen" style:display-name="Title Only~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Only_7e_LT_7e_Hintergrundobjekte" style:display-name="Title Only~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Only_7e_LT_7e_Hintergrund" style:display-name="Title Only~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c__20_2_20_Content_7e_LT_7e_Gliederung_20_1" style:display-name="Title, 2 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c__20_2_20_Content_7e_LT_7e_Gliederung_20_2" style:display-name="Title, 2 Content~LT~Gliederung 2" style:family="paragraph" style:parent-style-name="Title_2c__20_2_20_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2_20_Content_7e_LT_7e_Gliederung_20_3" style:display-name="Title, 2 Content~LT~Gliederung 3" style:family="paragraph" style:parent-style-name="Title_2c__20_2_20_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2_20_Content_7e_LT_7e_Gliederung_20_4" style:display-name="Title, 2 Content~LT~Gliederung 4" style:family="paragraph" style:parent-style-name="Title_2c__20_2_20_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5" style:display-name="Title, 2 Content~LT~Gliederung 5" style:family="paragraph" style:parent-style-name="Title_2c__20_2_20_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6" style:display-name="Title, 2 Content~LT~Gliederung 6" style:family="paragraph" style:parent-style-name="Title_2c__20_2_20_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7" style:display-name="Title, 2 Content~LT~Gliederung 7" style:family="paragraph" style:parent-style-name="Title_2c__20_2_20_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8" style:display-name="Title, 2 Content~LT~Gliederung 8" style:family="paragraph" style:parent-style-name="Title_2c__20_2_20_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Gliederung_20_9" style:display-name="Title, 2 Content~LT~Gliederung 9" style:family="paragraph" style:parent-style-name="Title_2c__20_2_20_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7e_LT_7e_Titel" style:display-name="Title, 2 Conten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Title_2c__20_2_20_Content_7e_LT_7e_Untertitel" style:display-name="Title, 2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c__20_2_20_Content_7e_LT_7e_Notizen" style:display-name="Title, 2 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c__20_2_20_Content_7e_LT_7e_Hintergrundobjekte" style:display-name="Title, 2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c__20_2_20_Content_7e_LT_7e_Hintergrund" style:display-name="Title, 2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ank_20_Slide_7e_LT_7e_Gliederung_20_1" style:display-name="Blank Slid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ank_20_Slide_7e_LT_7e_Hintergrund" style:display-name="Blank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1_7e_LT_7e_Gliederung_20_1" style:display-name="Default 1~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1_7e_LT_7e_Hintergrund" style:display-name="Default 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2_7e_LT_7e_Gliederung_20_1" style:display-name="Default 2~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2_7e_LT_7e_Gliederung_20_2" style:display-name="Default 2~LT~Gliederung 2" style:family="paragraph" style:parent-style-name="Default_20_2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2_7e_LT_7e_Gliederung_20_3" style:display-name="Default 2~LT~Gliederung 3" style:family="paragraph" style:parent-style-name="Default_20_2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2_7e_LT_7e_Gliederung_20_4" style:display-name="Default 2~LT~Gliederung 4" style:family="paragraph" style:parent-style-name="Default_20_2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5" style:display-name="Default 2~LT~Gliederung 5" style:family="paragraph" style:parent-style-name="Default_20_2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6" style:display-name="Default 2~LT~Gliederung 6" style:family="paragraph" style:parent-style-name="Default_20_2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7" style:display-name="Default 2~LT~Gliederung 7" style:family="paragraph" style:parent-style-name="Default_20_2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8" style:display-name="Default 2~LT~Gliederung 8" style:family="paragraph" style:parent-style-name="Default_20_2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9" style:display-name="Default 2~LT~Gliederung 9" style:family="paragraph" style:parent-style-name="Default_20_2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Titel" style:display-name="Default 2~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2_7e_LT_7e_Untertitel" style:display-name="Default 2~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2_7e_LT_7e_Notizen" style:display-name="Default 2~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2_7e_LT_7e_Hintergrundobjekte" style:display-name="Default 2~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2_7e_LT_7e_Hintergrund" style:display-name="Default 2~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3_7e_LT_7e_Gliederung_20_1" style:display-name="Default 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3_7e_LT_7e_Gliederung_20_2" style:display-name="Default 3~LT~Gliederung 2" style:family="paragraph" style:parent-style-name="Default_20_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3_7e_LT_7e_Gliederung_20_3" style:display-name="Default 3~LT~Gliederung 3" style:family="paragraph" style:parent-style-name="Default_20_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3_7e_LT_7e_Gliederung_20_4" style:display-name="Default 3~LT~Gliederung 4" style:family="paragraph" style:parent-style-name="Default_20_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5" style:display-name="Default 3~LT~Gliederung 5" style:family="paragraph" style:parent-style-name="Default_20_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6" style:display-name="Default 3~LT~Gliederung 6" style:family="paragraph" style:parent-style-name="Default_20_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7" style:display-name="Default 3~LT~Gliederung 7" style:family="paragraph" style:parent-style-name="Default_20_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8" style:display-name="Default 3~LT~Gliederung 8" style:family="paragraph" style:parent-style-name="Default_20_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9" style:display-name="Default 3~LT~Gliederung 9" style:family="paragraph" style:parent-style-name="Default_20_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Titel" style:display-name="Default 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3_7e_LT_7e_Untertitel" style:display-name="Default 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3_7e_LT_7e_Notizen" style:display-name="Default 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3_7e_LT_7e_Hintergrundobjekte" style:display-name="Default 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3_7e_LT_7e_Hintergrund" style:display-name="Default 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4_7e_LT_7e_Gliederung_20_1" style:display-name="Default 4~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4_7e_LT_7e_Gliederung_20_2" style:display-name="Default 4~LT~Gliederung 2" style:family="paragraph" style:parent-style-name="Default_20_4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4_7e_LT_7e_Gliederung_20_3" style:display-name="Default 4~LT~Gliederung 3" style:family="paragraph" style:parent-style-name="Default_20_4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4_7e_LT_7e_Gliederung_20_4" style:display-name="Default 4~LT~Gliederung 4" style:family="paragraph" style:parent-style-name="Default_20_4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5" style:display-name="Default 4~LT~Gliederung 5" style:family="paragraph" style:parent-style-name="Default_20_4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6" style:display-name="Default 4~LT~Gliederung 6" style:family="paragraph" style:parent-style-name="Default_20_4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7" style:display-name="Default 4~LT~Gliederung 7" style:family="paragraph" style:parent-style-name="Default_20_4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8" style:display-name="Default 4~LT~Gliederung 8" style:family="paragraph" style:parent-style-name="Default_20_4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9" style:display-name="Default 4~LT~Gliederung 9" style:family="paragraph" style:parent-style-name="Default_20_4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Titel" style:display-name="Default 4~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4_7e_LT_7e_Untertitel" style:display-name="Default 4~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4_7e_LT_7e_Notizen" style:display-name="Default 4~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4_7e_LT_7e_Hintergrundobjekte" style:display-name="Default 4~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4_7e_LT_7e_Hintergrund" style:display-name="Default 4~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5_7e_LT_7e_Gliederung_20_1" style:display-name="Default 5~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5_7e_LT_7e_Gliederung_20_2" style:display-name="Default 5~LT~Gliederung 2" style:family="paragraph" style:parent-style-name="Default_20_5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5_7e_LT_7e_Gliederung_20_3" style:display-name="Default 5~LT~Gliederung 3" style:family="paragraph" style:parent-style-name="Default_20_5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5_7e_LT_7e_Gliederung_20_4" style:display-name="Default 5~LT~Gliederung 4" style:family="paragraph" style:parent-style-name="Default_20_5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5" style:display-name="Default 5~LT~Gliederung 5" style:family="paragraph" style:parent-style-name="Default_20_5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6" style:display-name="Default 5~LT~Gliederung 6" style:family="paragraph" style:parent-style-name="Default_20_5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7" style:display-name="Default 5~LT~Gliederung 7" style:family="paragraph" style:parent-style-name="Default_20_5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8" style:display-name="Default 5~LT~Gliederung 8" style:family="paragraph" style:parent-style-name="Default_20_5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9" style:display-name="Default 5~LT~Gliederung 9" style:family="paragraph" style:parent-style-name="Default_20_5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Titel" style:display-name="Default 5~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5_7e_LT_7e_Untertitel" style:display-name="Default 5~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5_7e_LT_7e_Notizen" style:display-name="Default 5~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5_7e_LT_7e_Hintergrundobjekte" style:display-name="Default 5~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5_7e_LT_7e_Hintergrund" style:display-name="Default 5~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6_7e_LT_7e_Gliederung_20_1" style:display-name="Default 6~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6_7e_LT_7e_Gliederung_20_2" style:display-name="Default 6~LT~Gliederung 2" style:family="paragraph" style:parent-style-name="Default_20_6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6_7e_LT_7e_Gliederung_20_3" style:display-name="Default 6~LT~Gliederung 3" style:family="paragraph" style:parent-style-name="Default_20_6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6_7e_LT_7e_Gliederung_20_4" style:display-name="Default 6~LT~Gliederung 4" style:family="paragraph" style:parent-style-name="Default_20_6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5" style:display-name="Default 6~LT~Gliederung 5" style:family="paragraph" style:parent-style-name="Default_20_6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6" style:display-name="Default 6~LT~Gliederung 6" style:family="paragraph" style:parent-style-name="Default_20_6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7" style:display-name="Default 6~LT~Gliederung 7" style:family="paragraph" style:parent-style-name="Default_20_6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8" style:display-name="Default 6~LT~Gliederung 8" style:family="paragraph" style:parent-style-name="Default_20_6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9" style:display-name="Default 6~LT~Gliederung 9" style:family="paragraph" style:parent-style-name="Default_20_6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Titel" style:display-name="Default 6~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6_7e_LT_7e_Untertitel" style:display-name="Default 6~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6_7e_LT_7e_Notizen" style:display-name="Default 6~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6_7e_LT_7e_Hintergrundobjekte" style:display-name="Default 6~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6_7e_LT_7e_Hintergrund" style:display-name="Default 6~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7_7e_LT_7e_Gliederung_20_1" style:display-name="Default 7~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7_7e_LT_7e_Gliederung_20_2" style:display-name="Default 7~LT~Gliederung 2" style:family="paragraph" style:parent-style-name="Default_20_7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7_7e_LT_7e_Gliederung_20_3" style:display-name="Default 7~LT~Gliederung 3" style:family="paragraph" style:parent-style-name="Default_20_7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7_7e_LT_7e_Gliederung_20_4" style:display-name="Default 7~LT~Gliederung 4" style:family="paragraph" style:parent-style-name="Default_20_7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7_7e_LT_7e_Gliederung_20_5" style:display-name="Default 7~LT~Gliederung 5" style:family="paragraph" style:parent-style-name="Default_20_7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7_7e_LT_7e_Gliederung_20_6" style:display-name="Default 7~LT~Gliederung 6" style:family="paragraph" style:parent-style-name="Default_20_7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7_7e_LT_7e_Gliederung_20_7" style:display-name="Default 7~LT~Gliederung 7" style:family="paragraph" style:parent-style-name="Default_20_7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7_7e_LT_7e_Gliederung_20_8" style:display-name="Default 7~LT~Gliederung 8" style:family="paragraph" style:parent-style-name="Default_20_7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7_7e_LT_7e_Gliederung_20_9" style:display-name="Default 7~LT~Gliederung 9" style:family="paragraph" style:parent-style-name="Default_20_7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7_7e_LT_7e_Titel" style:display-name="Default 7~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7_7e_LT_7e_Untertitel" style:display-name="Default 7~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7_7e_LT_7e_Notizen" style:display-name="Default 7~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7_7e_LT_7e_Hintergrundobjekte" style:display-name="Default 7~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7_7e_LT_7e_Hintergrund" style:display-name="Default 7~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8_7e_LT_7e_Gliederung_20_1" style:display-name="Default 8~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8_7e_LT_7e_Gliederung_20_2" style:display-name="Default 8~LT~Gliederung 2" style:family="paragraph" style:parent-style-name="Default_20_8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8_7e_LT_7e_Gliederung_20_3" style:display-name="Default 8~LT~Gliederung 3" style:family="paragraph" style:parent-style-name="Default_20_8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8_7e_LT_7e_Gliederung_20_4" style:display-name="Default 8~LT~Gliederung 4" style:family="paragraph" style:parent-style-name="Default_20_8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8_7e_LT_7e_Gliederung_20_5" style:display-name="Default 8~LT~Gliederung 5" style:family="paragraph" style:parent-style-name="Default_20_8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8_7e_LT_7e_Gliederung_20_6" style:display-name="Default 8~LT~Gliederung 6" style:family="paragraph" style:parent-style-name="Default_20_8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8_7e_LT_7e_Gliederung_20_7" style:display-name="Default 8~LT~Gliederung 7" style:family="paragraph" style:parent-style-name="Default_20_8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8_7e_LT_7e_Gliederung_20_8" style:display-name="Default 8~LT~Gliederung 8" style:family="paragraph" style:parent-style-name="Default_20_8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8_7e_LT_7e_Gliederung_20_9" style:display-name="Default 8~LT~Gliederung 9" style:family="paragraph" style:parent-style-name="Default_20_8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8_7e_LT_7e_Titel" style:display-name="Default 8~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8_7e_LT_7e_Untertitel" style:display-name="Default 8~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8_7e_LT_7e_Notizen" style:display-name="Default 8~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8_7e_LT_7e_Hintergrundobjekte" style:display-name="Default 8~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8_7e_LT_7e_Hintergrund" style:display-name="Default 8~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9_7e_LT_7e_Gliederung_20_1" style:display-name="Default 9~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9_7e_LT_7e_Gliederung_20_2" style:display-name="Default 9~LT~Gliederung 2" style:family="paragraph" style:parent-style-name="Default_20_9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9_7e_LT_7e_Gliederung_20_3" style:display-name="Default 9~LT~Gliederung 3" style:family="paragraph" style:parent-style-name="Default_20_9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9_7e_LT_7e_Gliederung_20_4" style:display-name="Default 9~LT~Gliederung 4" style:family="paragraph" style:parent-style-name="Default_20_9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9_7e_LT_7e_Gliederung_20_5" style:display-name="Default 9~LT~Gliederung 5" style:family="paragraph" style:parent-style-name="Default_20_9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9_7e_LT_7e_Gliederung_20_6" style:display-name="Default 9~LT~Gliederung 6" style:family="paragraph" style:parent-style-name="Default_20_9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9_7e_LT_7e_Gliederung_20_7" style:display-name="Default 9~LT~Gliederung 7" style:family="paragraph" style:parent-style-name="Default_20_9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9_7e_LT_7e_Gliederung_20_8" style:display-name="Default 9~LT~Gliederung 8" style:family="paragraph" style:parent-style-name="Default_20_9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9_7e_LT_7e_Gliederung_20_9" style:display-name="Default 9~LT~Gliederung 9" style:family="paragraph" style:parent-style-name="Default_20_9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9_7e_LT_7e_Titel" style:display-name="Default 9~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9_7e_LT_7e_Untertitel" style:display-name="Default 9~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9_7e_LT_7e_Notizen" style:display-name="Default 9~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9_7e_LT_7e_Hintergrundobjekte" style:display-name="Default 9~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9_7e_LT_7e_Hintergrund" style:display-name="Default 9~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6_5f__7e_LT_7e_Gliederung_20_1" style:display-name="Default 6_~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6_5f__7e_LT_7e_Gliederung_20_2" style:display-name="Default 6_~LT~Gliederung 2" style:family="paragraph" style:parent-style-name="Default_20_6_5f_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6_5f__7e_LT_7e_Gliederung_20_3" style:display-name="Default 6_~LT~Gliederung 3" style:family="paragraph" style:parent-style-name="Default_20_6_5f_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6_5f__7e_LT_7e_Gliederung_20_4" style:display-name="Default 6_~LT~Gliederung 4" style:family="paragraph" style:parent-style-name="Default_20_6_5f_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5f__7e_LT_7e_Gliederung_20_5" style:display-name="Default 6_~LT~Gliederung 5" style:family="paragraph" style:parent-style-name="Default_20_6_5f_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5f__7e_LT_7e_Gliederung_20_6" style:display-name="Default 6_~LT~Gliederung 6" style:family="paragraph" style:parent-style-name="Default_20_6_5f_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5f__7e_LT_7e_Gliederung_20_7" style:display-name="Default 6_~LT~Gliederung 7" style:family="paragraph" style:parent-style-name="Default_20_6_5f_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5f__7e_LT_7e_Gliederung_20_8" style:display-name="Default 6_~LT~Gliederung 8" style:family="paragraph" style:parent-style-name="Default_20_6_5f_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5f__7e_LT_7e_Gliederung_20_9" style:display-name="Default 6_~LT~Gliederung 9" style:family="paragraph" style:parent-style-name="Default_20_6_5f_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5f__7e_LT_7e_Titel" style:display-name="Default 6_~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6_5f__7e_LT_7e_Untertitel" style:display-name="Default 6_~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6_5f__7e_LT_7e_Notizen" style:display-name="Default 6_~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6_5f__7e_LT_7e_Hintergrundobjekte" style:display-name="Default 6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6_5f__7e_LT_7e_Hintergrund" style:display-name="Default 6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6_5f__5f__7e_LT_7e_Gliederung_20_1" style:display-name="Default 6__~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6_5f__5f__7e_LT_7e_Gliederung_20_2" style:display-name="Default 6__~LT~Gliederung 2" style:family="paragraph" style:parent-style-name="Default_20_6_5f__5f_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6_5f__5f__7e_LT_7e_Gliederung_20_3" style:display-name="Default 6__~LT~Gliederung 3" style:family="paragraph" style:parent-style-name="Default_20_6_5f__5f_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6_5f__5f__7e_LT_7e_Gliederung_20_4" style:display-name="Default 6__~LT~Gliederung 4" style:family="paragraph" style:parent-style-name="Default_20_6_5f__5f_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5f__5f__7e_LT_7e_Gliederung_20_5" style:display-name="Default 6__~LT~Gliederung 5" style:family="paragraph" style:parent-style-name="Default_20_6_5f__5f_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5f__5f__7e_LT_7e_Gliederung_20_6" style:display-name="Default 6__~LT~Gliederung 6" style:family="paragraph" style:parent-style-name="Default_20_6_5f__5f_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5f__5f__7e_LT_7e_Gliederung_20_7" style:display-name="Default 6__~LT~Gliederung 7" style:family="paragraph" style:parent-style-name="Default_20_6_5f__5f_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5f__5f__7e_LT_7e_Gliederung_20_8" style:display-name="Default 6__~LT~Gliederung 8" style:family="paragraph" style:parent-style-name="Default_20_6_5f__5f_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5f__5f__7e_LT_7e_Gliederung_20_9" style:display-name="Default 6__~LT~Gliederung 9" style:family="paragraph" style:parent-style-name="Default_20_6_5f__5f_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5f__5f__7e_LT_7e_Titel" style:display-name="Default 6__~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6_5f__5f__7e_LT_7e_Untertitel" style:display-name="Default 6__~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6_5f__5f__7e_LT_7e_Notizen" style:display-name="Default 6__~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6_5f__5f__7e_LT_7e_Hintergrundobjekte" style:display-name="Default 6_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6_5f__5f__7e_LT_7e_Hintergrund" style:display-name="Default 6_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c__20_2_20_Content_5f__7e_LT_7e_Gliederung_20_1" style:display-name="Title, 2 Content_~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c__20_2_20_Content_5f__7e_LT_7e_Gliederung_20_2" style:display-name="Title, 2 Content_~LT~Gliederung 2" style:family="paragraph" style:parent-style-name="Title_2c__20_2_20_Content_5f_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2_20_Content_5f__7e_LT_7e_Gliederung_20_3" style:display-name="Title, 2 Content_~LT~Gliederung 3" style:family="paragraph" style:parent-style-name="Title_2c__20_2_20_Content_5f_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2_20_Content_5f__7e_LT_7e_Gliederung_20_4" style:display-name="Title, 2 Content_~LT~Gliederung 4" style:family="paragraph" style:parent-style-name="Title_2c__20_2_20_Content_5f_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5f__7e_LT_7e_Gliederung_20_5" style:display-name="Title, 2 Content_~LT~Gliederung 5" style:family="paragraph" style:parent-style-name="Title_2c__20_2_20_Content_5f_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5f__7e_LT_7e_Gliederung_20_6" style:display-name="Title, 2 Content_~LT~Gliederung 6" style:family="paragraph" style:parent-style-name="Title_2c__20_2_20_Content_5f_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5f__7e_LT_7e_Gliederung_20_7" style:display-name="Title, 2 Content_~LT~Gliederung 7" style:family="paragraph" style:parent-style-name="Title_2c__20_2_20_Content_5f_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5f__7e_LT_7e_Gliederung_20_8" style:display-name="Title, 2 Content_~LT~Gliederung 8" style:family="paragraph" style:parent-style-name="Title_2c__20_2_20_Content_5f_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5f__7e_LT_7e_Gliederung_20_9" style:display-name="Title, 2 Content_~LT~Gliederung 9" style:family="paragraph" style:parent-style-name="Title_2c__20_2_20_Content_5f_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2_20_Content_5f__7e_LT_7e_Titel" style:display-name="Title, 2 Content_~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Title_2c__20_2_20_Content_5f__7e_LT_7e_Untertitel" style:display-name="Title, 2 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c__20_2_20_Content_5f__7e_LT_7e_Notizen" style:display-name="Title, 2 Content_~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c__20_2_20_Content_5f__7e_LT_7e_Hintergrundobjekte" style:display-name="Title, 2 Content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c__20_2_20_Content_5f__7e_LT_7e_Hintergrund" style:display-name="Title, 2 Content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10_7e_LT_7e_Gliederung_20_1" style:display-name="Default 10~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efault_20_10_7e_LT_7e_Gliederung_20_2" style:display-name="Default 10~LT~Gliederung 2" style:family="paragraph" style:parent-style-name="Default_20_10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0_7e_LT_7e_Gliederung_20_3" style:display-name="Default 10~LT~Gliederung 3" style:family="paragraph" style:parent-style-name="Default_20_10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0_7e_LT_7e_Gliederung_20_4" style:display-name="Default 10~LT~Gliederung 4" style:family="paragraph" style:parent-style-name="Default_20_10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0_7e_LT_7e_Gliederung_20_5" style:display-name="Default 10~LT~Gliederung 5" style:family="paragraph" style:parent-style-name="Default_20_10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0_7e_LT_7e_Gliederung_20_6" style:display-name="Default 10~LT~Gliederung 6" style:family="paragraph" style:parent-style-name="Default_20_10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0_7e_LT_7e_Gliederung_20_7" style:display-name="Default 10~LT~Gliederung 7" style:family="paragraph" style:parent-style-name="Default_20_10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0_7e_LT_7e_Gliederung_20_8" style:display-name="Default 10~LT~Gliederung 8" style:family="paragraph" style:parent-style-name="Default_20_10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0_7e_LT_7e_Gliederung_20_9" style:display-name="Default 10~LT~Gliederung 9" style:family="paragraph" style:parent-style-name="Default_20_10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0_7e_LT_7e_Titel" style:display-name="Default 10~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10_7e_LT_7e_Untertitel" style:display-name="Default 10~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10_7e_LT_7e_Notizen" style:display-name="Default 10~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10_7e_LT_7e_Hintergrundobjekte" style:display-name="Default 10~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10_7e_LT_7e_Hintergrund" style:display-name="Default 10~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11_7e_LT_7e_Gliederung_20_1" style:display-name="Default 11~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efault_20_11_7e_LT_7e_Gliederung_20_2" style:display-name="Default 11~LT~Gliederung 2" style:family="paragraph" style:parent-style-name="Default_20_11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1_7e_LT_7e_Gliederung_20_3" style:display-name="Default 11~LT~Gliederung 3" style:family="paragraph" style:parent-style-name="Default_20_11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1_7e_LT_7e_Gliederung_20_4" style:display-name="Default 11~LT~Gliederung 4" style:family="paragraph" style:parent-style-name="Default_20_11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1_7e_LT_7e_Gliederung_20_5" style:display-name="Default 11~LT~Gliederung 5" style:family="paragraph" style:parent-style-name="Default_20_11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1_7e_LT_7e_Gliederung_20_6" style:display-name="Default 11~LT~Gliederung 6" style:family="paragraph" style:parent-style-name="Default_20_11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1_7e_LT_7e_Gliederung_20_7" style:display-name="Default 11~LT~Gliederung 7" style:family="paragraph" style:parent-style-name="Default_20_11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1_7e_LT_7e_Gliederung_20_8" style:display-name="Default 11~LT~Gliederung 8" style:family="paragraph" style:parent-style-name="Default_20_11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1_7e_LT_7e_Gliederung_20_9" style:display-name="Default 11~LT~Gliederung 9" style:family="paragraph" style:parent-style-name="Default_20_11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1_7e_LT_7e_Titel" style:display-name="Default 11~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11_7e_LT_7e_Untertitel" style:display-name="Default 1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11_7e_LT_7e_Notizen" style:display-name="Default 11~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11_7e_LT_7e_Hintergrundobjekte" style:display-name="Default 1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11_7e_LT_7e_Hintergrund" style:display-name="Default 1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9T19:57:57.742253185</meta:creation-date>
    <meta:editing-duration>PT13M55S</meta:editing-duration>
    <meta:editing-cycles>6</meta:editing-cycles>
    <meta:generator>LibreOffice/6.4.6.2$Linux_X86_64 LibreOffice_project/40$Build-2</meta:generator>
    <dc:date>2021-10-30T11:13:26.384903994</dc:date>
    <meta:document-statistic meta:table-count="0" meta:image-count="0" meta:object-count="0" meta:page-count="1" meta:paragraph-count="15" meta:word-count="305" meta:character-count="1834" meta:non-whitespace-character-count="1531"/>
  </office:meta>
</office:document-meta>
</file>